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ize="12pt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7.631cm" svg:height="3.055cm" draw:z-index="1"><draw:text-box><text:p text:style-name="Frame_20_contents"><office:annotation><dc:creator>Gauthier Bastien</dc:creator><dc:date>2011-02-16T14:49:10</dc:date><text:p text:style-name="P6"><text:span text:style-name="T7">do text if not len(urbanEventObj.getClaimants()) &gt; 1</text:span></text:p><text:p text:style-name="P6"><text:span text:style-name="T7">from xhtml(tool</text:span><text:span text:style-name="T8">.decorateHTML('UrbanAddress', </text:span><text:span text:style-name="T7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7">do text if </text:span><text:span text:style-name="T8">len(urbanEventObj.getClaim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7">do text if </text:span><text:span text:style-name="T8">len(urbanEventObj.getClaimants()) &gt; 1</text:span></text:p></office:annotation><text:text-input text:description="Plusieurs demandeurs">urbanEventObj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ttestation d'affichage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</text:span><text:span text:style-name="T8">urbanEventObj.getClaimants()</text:span><text:span text:style-name="T12">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</text:span><text:span text:style-name="T8">urbanEventObj.getClaimants()</text:span><text:span text:style-name="T11">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8">do text if not len(urbanEventObj.getClaim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8">do text if len(urbanEventObj.getClaimants()) &gt; 1</text:span></text:p></office:annotation><text:span text:style-name="T3"><office:annotation><dc:creator>Gauthier Bastien</dc:creator><dc:date>2011-02-17T09:18:17</dc:date><text:p text:style-name="P6"><text:span text:style-name="T7">do text if </text:span><text:span text:style-name="T8">len(urbanEventObj.getClaimants()) &gt; 1</text:span></text:p></office:annotation></text:span><text:span text:style-name="T3">&lt;%Titre%&gt;</text:span>,</text:p>
      <text:p text:style-name="UrbanBody"/>
      <text:p text:style-name="UrbanBody">Nous accusons bonne réception de votre courrier daté du [XXX], reçu dans le cadre de l'enquête publique concernant la demande de certificat d'urbanisme n°2 introduite par <text:span text:style-name="T6"><text:text-input text:description="Demandeurs">self.getApplicantsSignaletic(withaddress=True)</text:text-input></text:span><text:span text:style-name="T6"> </text:span></text:p>
      <text:p text:style-name="UrbanBody"/>
      <text:p text:style-name="UrbanBody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P4"/>
      <text:p text:style-name="UrbanBody"><text:span text:style-name="T6">L'affiche et la vue axonométrique annonçant la publicité ont été placardées à partir du </text:span><text:span text:style-name="T6"><text:text-input text:description="Date du">tool.formatDate(urbanEventObj.getLinkedInquiry().getInvestigationStart())</text:text-input></text:span><text:span text:style-name="T6"> et jusqu'au </text:span><text:span text:style-name="T6"><text:text-input text:description="Date au">tool.formatDate(urbanEventObj.getLinkedInquiry().getInvestigationEnd())</text:text-input></text:span><text:span text:style-name="T6">.</text:span></text:p>
      <text:p text:style-name="P4"/>
      <text:p text:style-name="P4">Les avis d'enquêtes ont été distribués aux occupants des immeubles situés dans un rayon de 50 mètres à partir des limites de la parcelle.</text:p>
      <text:p text:style-name="UrbanBody"/>
      <text:p text:style-name="UrbanBody"><office:annotation><dc:creator>Gauthier Bastien</dc:creator><dc:date>2011-06-14T13:57:41</dc:date><text:p text:style-name="P6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UrbanBody"><office:annotation><dc:creator>Gauthier Bastien</dc:creator><dc:date>2011-06-14T13:57:41</dc:date><text:p text:style-name="P6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UrbanBody"/>
      <text:p text:style-name="UrbanBody"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><text:soft-page-break/></text:p>
      <text:p text:style-name="UrbanBody"><office:annotation><dc:creator>Gauthier Bastien</dc:creator><dc:date>2011-02-21T09:23:46</dc:date><text:p text:style-name="P6"><text:span text:style-name="T8">do text if not len(urbanEventObj.getClaim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8">do text if len(urbanEventObj.getClaim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29:39</dc:date>
    <dc:language>fr-FR</dc:language>
    <meta:editing-cycles>143</meta:editing-cycles>
    <meta:editing-duration>P2DT5H47M45S</meta:editing-duration>
    <dc:creator>Simon Delcourt</dc:creator>
    <meta:document-statistic meta:table-count="0" meta:image-count="0" meta:object-count="0" meta:page-count="2" meta:paragraph-count="27" meta:word-count="294" meta:character-count="2319" meta:non-whitespace-character-count="2066"/>
    <meta:user-defined meta:name="Info 1"/>
    <meta:user-defined meta:name="Info 2"/>
    <meta:user-defined meta:name="Info 3"/>
    <meta:user-defined meta:name="Info 4"/>
  </office:meta>
</office:document-meta>
</file>